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10ce5c" officeooo:paragraph-rsid="0010ce5c"/>
    </style:style>
    <style:style style:name="P2" style:family="paragraph" style:parent-style-name="Standard">
      <style:paragraph-properties fo:line-height="150%"/>
      <style:text-properties style:font-name="Liberation Serif" officeooo:rsid="0011981a" officeooo:paragraph-rsid="0011981a"/>
    </style:style>
    <style:style style:name="P3" style:family="paragraph" style:parent-style-name="Standard">
      <style:paragraph-properties fo:line-height="150%"/>
      <style:text-properties style:font-name="Liberation Serif" officeooo:rsid="00136fd4" officeooo:paragraph-rsid="00136fd4"/>
    </style:style>
    <style:style style:name="P4" style:family="paragraph" style:parent-style-name="Standard">
      <style:paragraph-properties fo:line-height="150%"/>
      <style:text-properties style:font-name="Liberation Serif" officeooo:rsid="00139909" officeooo:paragraph-rsid="00139909"/>
    </style:style>
    <style:style style:name="P5" style:family="paragraph" style:parent-style-name="Standard">
      <style:paragraph-properties fo:line-height="150%"/>
      <style:text-properties style:font-name="Liberation Serif" officeooo:rsid="0014b449" officeooo:paragraph-rsid="0014b449"/>
    </style:style>
    <style:style style:name="T1" style:family="text">
      <style:text-properties officeooo:rsid="0011981a"/>
    </style:style>
    <style:style style:name="T2" style:family="text">
      <style:text-properties officeooo:rsid="00139909"/>
    </style:style>
    <style:style style:name="T3" style:family="text">
      <style:text-properties officeooo:rsid="0014b449"/>
    </style:style>
    <style:style style:name="T4" style:family="text">
      <style:text-properties officeooo:rsid="00169c3a"/>
    </style:style>
    <style:style style:name="T5" style:family="text">
      <style:text-properties officeooo:rsid="001a8b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co de formação 1 – Daniel Moreira Cestari – 5746193</text:p>
      <text:p text:style-name="P4"/>
      <text:p text:style-name="P1">Como possível futuro ator no sistema educacional, eu não tinha conhecimento da estrutura do sistema de ensino nacional, isso foi explicitado logo na primeira aula.</text:p>
      <text:p text:style-name="P1">Na segunda aula foram colocados questionamentos que até então eu não havia feito, sobre conhecer a estrutura da qual eu farei parte para melhor<text:span text:style-name="T4">ar o</text:span> meu papel. Nesta aula também foi abordad<text:span text:style-name="T4">a</text:span> <text:span text:style-name="T4">a</text:span> nomenclatura de sistemas de ensino, sistema de ensino fechado e aberto. Ainda na segunda aula, eu desconhecia sobre as formas de ingresso na docência da esfera pública.</text:p>
      <text:p text:style-name="P1">A terceira aula focou mais na filosofia e educação, um assunto que eu também não havia parado para pensar dessa forma. Foi colocado uma perspectiva histórica, e a metáfora da mãe de Sócrates sobre a maiêutica, e sobre como o educador deve atuar como a parteira. Ainda na perspectiva histórica do pensar sobre a educação, <text:span text:style-name="T1">desconhecia essa perspectiva trazida por Lorenzo Luzuriaga e Fabio Quintiliano. As ideias dessas perspectivas históricas ainda são válidas hoje, a necessidade do estudo individual, do psicólogo do aluno, consideração da vida familial, valorização da ação sobre a reflexão e da contemplação.</text:span></text:p>
      <text:p text:style-name="P2">A terceira aula trouxe ainda uma discussão sobre como a cisão de Lutero mudou o modo de ensino, fato que se seguiu após a invenção da prensa de Gutemberg e possível disseminação de livros. Por fim, a aula trouxe dois sentidos para a educação, o individual e o social, este último refere-se a como a geração adulta afeta os jovens.</text:p>
      <text:p text:style-name="P3">O assunto do surgimento da escola em sociedades complexas foi abordado na quarta aula. A escola surge como forma de sistematizar parte do patrimônio cultural, e garantir a transmissão às novas gerações, tudo isso reflete os valores e o nível cultural da sociedade em questão. </text:p>
      <text:p text:style-name="P3">A educação as<text:span text:style-name="T5">s</text:span>istemática reflete <text:span text:style-name="T2">o conhecimento adquirido fora da escola e pode ser interrompido sem prejuízo social para o indivíduo.</text:span></text:p>
      <text:p text:style-name="P4">O final da aula foi voltado a discussão de conceitos de pedagogia e didática, conceitos que eu não tinha um conhecimento sistemático, mas sim algo mais informal de leituras ocasionais.</text:p>
      <text:p text:style-name="P4">A pedagogia foi apresentada como a ciência e a arte da educação, ou seja, o estudo e reflexão sobre a teoria da educação, enquanto que a didática é a teoria e prática da instrução e do ensino. O objetivo da pedagogia é então a educação como um todo, e da didática é a aprendizagem do aluno. </text:p>
      <text:p text:style-name="P4">A didática voltada para o ensino superior é direcionada <text:span text:style-name="T3">a</text:span>o conteúdo <text:span text:style-name="T3">(o que)</text:span>, estratégias de ensino e aprendizagem <text:span text:style-name="T3">(como)</text:span>, objetivos <text:span text:style-name="T3">(porque)</text:span> e avaliação <text:span text:style-name="T3">(acompanhamento do processo)</text:span>.</text:p>
      <text:p text:style-name="P5">Todos esses conceitos e reflexões devem culminar no planejamento e no plano de aula adequados a cada contexto, tanto da instituição quanto dos alun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uxi Serif" svg:font-family="'Luxi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4:49:29.737057156</meta:creation-date>
    <dc:date>2018-05-16T15:32:35.040124786</dc:date>
    <meta:editing-duration>PT18M51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450" meta:character-count="2734" meta:non-whitespace-character-count="2291"/>
  </office:meta>
</office:document-meta>
</file>